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e187" officeooo:paragraph-rsid="0019e187"/>
    </style:style>
    <style:style style:name="P2" style:family="paragraph" style:parent-style-name="Standard">
      <style:text-properties officeooo:rsid="0019e187" officeooo:paragraph-rsid="001aaf3c"/>
    </style:style>
    <style:style style:name="P3" style:family="paragraph" style:parent-style-name="Standard">
      <style:text-properties officeooo:rsid="001aaf3c" officeooo:paragraph-rsid="001aaf3c"/>
    </style:style>
    <style:style style:name="P4" style:family="paragraph" style:parent-style-name="Standard">
      <style:text-properties officeooo:rsid="001aaf3c" officeooo:paragraph-rsid="001b0868"/>
    </style:style>
    <style:style style:name="P5" style:family="paragraph" style:parent-style-name="Standard">
      <style:text-properties officeooo:rsid="001aeed3" officeooo:paragraph-rsid="001af6f2"/>
    </style:style>
    <style:style style:name="P6" style:family="paragraph" style:parent-style-name="Standard">
      <style:text-properties officeooo:rsid="001af6f2" officeooo:paragraph-rsid="001af6f2"/>
    </style:style>
    <style:style style:name="P7" style:family="paragraph" style:parent-style-name="Standard">
      <style:text-properties fo:color="#ce181e" officeooo:rsid="001aaf3c" officeooo:paragraph-rsid="001aaf3c" fo:background-color="#fff200"/>
    </style:style>
    <style:style style:name="P8" style:family="paragraph" style:parent-style-name="Standard">
      <style:text-properties fo:color="#ce181e" fo:font-style="normal" fo:font-weight="bold" officeooo:rsid="001fcd05" officeooo:paragraph-rsid="001fcd05" style:font-style-asian="normal" style:font-weight-asian="bold" style:font-style-complex="normal" style:font-weight-complex="bold"/>
    </style:style>
    <style:style style:name="P9" style:family="paragraph" style:parent-style-name="Standard">
      <style:text-properties fo:color="#ce181e" fo:font-style="normal" fo:font-weight="bold" officeooo:rsid="001fcd05" officeooo:paragraph-rsid="0020c256" style:font-style-asian="normal" style:font-weight-asian="bold" style:font-style-complex="normal" style:font-weight-complex="bold"/>
    </style:style>
    <style:style style:name="P10" style:family="paragraph" style:parent-style-name="Standard">
      <style:text-properties officeooo:rsid="001b0868" officeooo:paragraph-rsid="001b0868"/>
    </style:style>
    <style:style style:name="P11" style:family="paragraph" style:parent-style-name="Standard">
      <style:text-properties officeooo:rsid="001d3b02" officeooo:paragraph-rsid="001d3b02"/>
    </style:style>
    <style:style style:name="P12" style:family="paragraph" style:parent-style-name="Standard">
      <style:text-properties officeooo:rsid="001fcd05" officeooo:paragraph-rsid="0020c256"/>
    </style:style>
    <style:style style:name="P13" style:family="paragraph" style:parent-style-name="Standard">
      <style:text-properties fo:font-weight="bold" officeooo:rsid="001fcd05" officeooo:paragraph-rsid="001fcd05" style:font-weight-asian="bold" style:font-weight-complex="bold"/>
    </style:style>
    <style:style style:name="P14" style:family="paragraph" style:parent-style-name="Standard">
      <style:text-properties fo:font-weight="bold" officeooo:rsid="0020c256" officeooo:paragraph-rsid="0020c256" style:font-weight-asian="bold" style:font-weight-complex="bold"/>
    </style:style>
    <style:style style:name="P15" style:family="paragraph" style:parent-style-name="Standard">
      <style:text-properties fo:font-weight="bold" officeooo:rsid="0020c256" officeooo:paragraph-rsid="00261cba" style:font-weight-asian="bold" style:font-weight-complex="bold"/>
    </style:style>
    <style:style style:name="P16" style:family="paragraph" style:parent-style-name="Standard">
      <style:text-properties fo:font-weight="bold" officeooo:rsid="00241cac" officeooo:paragraph-rsid="00241cac" style:font-weight-asian="bold" style:font-weight-complex="bold"/>
    </style:style>
    <style:style style:name="P17" style:family="paragraph" style:parent-style-name="Standard">
      <style:text-properties fo:font-weight="bold" officeooo:rsid="00261cba" officeooo:paragraph-rsid="00261cba" style:font-weight-asian="bold" style:font-weight-complex="bold"/>
    </style:style>
    <style:style style:name="P18" style:family="paragraph" style:parent-style-name="Standard">
      <style:text-properties officeooo:rsid="0020c256" officeooo:paragraph-rsid="0020c256"/>
    </style:style>
    <style:style style:name="P19" style:family="paragraph" style:parent-style-name="Standard">
      <style:text-properties fo:font-style="normal" officeooo:rsid="001f038e" officeooo:paragraph-rsid="001d3b02" style:font-style-asian="normal" style:font-style-complex="normal"/>
    </style:style>
    <style:style style:name="P20" style:family="paragraph" style:parent-style-name="Standard">
      <style:text-properties fo:font-style="normal" officeooo:rsid="001fcd05" officeooo:paragraph-rsid="001fcd05" style:font-style-asian="normal" style:font-style-complex="normal"/>
    </style:style>
    <style:style style:name="P21" style:family="paragraph" style:parent-style-name="Standard">
      <style:text-properties fo:font-style="normal" fo:font-weight="bold" officeooo:rsid="001fcd05" officeooo:paragraph-rsid="001fcd05" style:font-style-asian="normal" style:font-weight-asian="bold" style:font-style-complex="normal" style:font-weight-complex="bold"/>
    </style:style>
    <style:style style:name="P22" style:family="paragraph" style:parent-style-name="Standard">
      <style:text-properties fo:font-style="normal" fo:font-weight="bold" officeooo:rsid="0020c256" officeooo:paragraph-rsid="0020c256" style:font-style-asian="normal" style:font-weight-asian="bold" style:font-style-complex="normal" style:font-weight-complex="bold"/>
    </style:style>
    <style:style style:name="P23" style:family="paragraph" style:parent-style-name="Standard">
      <style:text-properties officeooo:rsid="00261cba" officeooo:paragraph-rsid="00261cba"/>
    </style:style>
    <style:style style:name="P24" style:family="paragraph" style:parent-style-name="Standard">
      <style:text-properties fo:color="#ce181e" fo:font-style="normal" fo:font-weight="bold" officeooo:rsid="00261cba" officeooo:paragraph-rsid="00261cba" style:font-style-asian="normal" style:font-weight-asian="bold" style:font-style-complex="normal" style:font-weight-complex="bold"/>
    </style:style>
    <style:style style:name="P25" style:family="paragraph" style:parent-style-name="Standard" style:list-style-name="L1">
      <style:text-properties officeooo:rsid="0020c256" officeooo:paragraph-rsid="0020c256"/>
    </style:style>
    <style:style style:name="P26" style:family="paragraph" style:parent-style-name="Standard">
      <style:text-properties fo:font-weight="bold" officeooo:rsid="002bd71e" officeooo:paragraph-rsid="002bd71e" style:font-weight-asian="bold" style:font-weight-complex="bold"/>
    </style:style>
    <style:style style:name="P27" style:family="paragraph" style:parent-style-name="Standard">
      <style:text-properties fo:font-weight="bold" officeooo:rsid="002be399" officeooo:paragraph-rsid="002be399" style:font-weight-asian="bold" style:font-weight-complex="bold"/>
    </style:style>
    <style:style style:name="T1" style:family="text">
      <style:text-properties officeooo:rsid="001af6f2"/>
    </style:style>
    <style:style style:name="T2" style:family="text">
      <style:text-properties fo:color="#ce181e" fo:background-color="#e3d200" loext:char-shading-value="0"/>
    </style:style>
    <style:style style:name="T3" style:family="text">
      <style:text-properties fo:color="#ce181e" fo:font-style="normal" fo:font-weight="bold" style:font-style-asian="normal" style:font-weight-asian="bold" style:font-style-complex="normal" style:font-weight-complex="bold"/>
    </style:style>
    <style:style style:name="T4" style:family="text">
      <style:text-properties fo:color="#ce181e" fo:font-style="normal" fo:font-weight="bold" officeooo:rsid="00209e67" style:font-style-asian="normal" style:font-weight-asian="bold" style:font-style-complex="normal" style:font-weight-complex="bold"/>
    </style:style>
    <style:style style:name="T5" style:family="text">
      <style:text-properties fo:color="#ce181e" fo:font-style="normal" fo:font-weight="bold" officeooo:rsid="0020c256" style:font-style-asian="normal" style:font-weight-asian="bold" style:font-style-complex="normal" style:font-weight-complex="bold"/>
    </style:style>
    <style:style style:name="T6" style:family="text">
      <style:text-properties fo:color="#ce181e"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background-color="#e3d200" loext:char-shading-value="0" style:font-style-asian="italic" style:font-style-complex="italic"/>
    </style:style>
    <style:style style:name="T9" style:family="text">
      <style:text-properties fo:font-style="italic" fo:background-color="#fff200" loext:char-shading-value="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f038e" style:font-style-asian="normal" style:font-style-complex="normal"/>
    </style:style>
    <style:style style:name="T12" style:family="text">
      <style:text-properties fo:font-style="normal" officeooo:rsid="00249d93" style:font-style-asian="normal" style:font-style-complex="normal"/>
    </style:style>
    <style:style style:name="T13" style:family="text">
      <style:text-properties fo:font-style="normal" fo:background-color="#e3d200" loext:char-shading-value="0" style:font-style-asian="normal" style:font-style-complex="normal"/>
    </style:style>
    <style:style style:name="T14" style:family="text">
      <style:text-properties officeooo:rsid="0020c256"/>
    </style:style>
    <style:style style:name="T15" style:family="text">
      <style:text-properties officeooo:rsid="00241cac"/>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p>
      <text:p text:style-name="P2">#\n</text:p>
      <text:p text:style-name="P1">This is one of the important especial characters in python. This helps to break the output and start in the new line. For example, </text:p>
      <text:p text:style-name="P1">&gt;&gt;&gt;print (“hello\nworld\nhow\nyou\ndoing”)</text:p>
      <text:p text:style-name="P1">hello</text:p>
      <text:p text:style-name="P1">world</text:p>
      <text:p text:style-name="P1">how </text:p>
      <text:p text:style-name="P1">you</text:p>
      <text:p text:style-name="P1">doing</text:p>
      <text:p text:style-name="P1"/>
      <text:p text:style-name="P1">IN PYTHON</text:p>
      <text:p text:style-name="P1">&gt;&gt;&gt; print("hello\nworld\nhow\nyou\ndoing")</text:p>
      <text:p text:style-name="P1">hello</text:p>
      <text:p text:style-name="P1">world</text:p>
      <text:p text:style-name="P1">how</text:p>
      <text:p text:style-name="P1">you</text:p>
      <text:p text:style-name="P2">doing</text:p>
      <text:p text:style-name="P2"/>
      <text:p text:style-name="P3">2. Storing a varibale</text:p>
      <text:p text:style-name="P3">&gt;&gt;&gt;my_dna = “ATGCGTA”</text:p>
      <text:p text:style-name="P3">&gt;&gt;&gt;print (my_dna)</text:p>
      <text:p text:style-name="P3">ATGCGTA</text:p>
      <text:p text:style-name="P3"/>
      <text:p text:style-name="P7">#note that we didn’t specify any quotation marks in the arguments while printing the variable. </text:p>
      <text:p text:style-name="P7"/>
      <text:p text:style-name="P3">IN PYTHON</text:p>
      <text:p text:style-name="P3">&gt;&gt;&gt; my_dna = "ATGCGTA"</text:p>
      <text:p text:style-name="P3">&gt;&gt;&gt; print(my_dna)</text:p>
      <text:p text:style-name="P3">ATGCGTA</text:p>
      <text:p text:style-name="P3"/>
      <text:p text:style-name="P5">Note: Even though the variable name are arbitrary (can have any letters, numbers and underscores), it is always a good idea to give names that makes more sense. For example, you could have given the variable name as a laptop as well, but it would make much less sense for storing a short DNA fragments. </text:p>
      <text:p text:style-name="P5"/>
      <text:p text:style-name="P6">3. Concatenation</text:p>
      <text:p text:style-name="P6">We can concatenate (stick together) two strings <text:span text:style-name="T2">using the + symbol. </text:span></text:p>
      <text:p text:style-name="P3"><text:line-break/><text:span text:style-name="T1">IN PYTHON</text:span></text:p>
      <text:p text:style-name="P3">&gt;&gt;&gt; bold = "AAA"</text:p>
      <text:p text:style-name="P3">&gt;&gt;&gt; my_dna = bold + "GCGC"</text:p>
      <text:p text:style-name="P3">&gt;&gt;&gt; print (my_dna)</text:p>
      <text:p text:style-name="P4">AAAGCGC</text:p>
      <text:p text:style-name="P4"/>
      <text:p text:style-name="P10">4. Finding the length of the string</text:p>
      <text:p text:style-name="P10">the function “len” is used to find the length of the string. However, we will need to print it before obtaining any meaningful information. </text:p>
      <text:p text:style-name="P10"/>
      <text:p text:style-name="P10"><text:soft-page-break/>IN PYTHON</text:p>
      <text:p text:style-name="P10"/>
      <text:p text:style-name="P10">dna_length = len ("AAAATGC")</text:p>
      <text:p text:style-name="P10">&gt;&gt;&gt; print (dna_length)</text:p>
      <text:p text:style-name="P10">7</text:p>
      <text:p text:style-name="P10"/>
      <text:p text:style-name="P11">Note: </text:p>
      <text:p text:style-name="P11">We need to realize that we can’t concatenate strings and integers. It needs to be string. If you have a value which has integers, you can simply use a function called as <text:span text:style-name="T7">str. </text:span><text:span text:style-name="T10">This converts the given integer value </text:span><text:span text:style-name="T11">number</text:span><text:span text:style-name="T10"> into a string value </text:span><text:span text:style-name="T11">number. This makes life easier :)</text:span></text:p>
      <text:p text:style-name="P19"/>
      <text:p text:style-name="P20">&gt;&gt;&gt;&gt;&gt;&gt;&gt;&gt;&gt;&gt;&gt;&gt;&gt;&gt;&gt;&gt;&gt;&gt;&gt;&gt;&gt;&gt;</text:p>
      <text:p text:style-name="P13"><text:span text:style-name="T10">There are some types of syntax called as methods which can be used further with strings for specific purposes. For examples, there is a method called as </text:span><text:span text:style-name="T13">lower</text:span><text:span text:style-name="T10"> which is used to change the outcome from uppercase to lowercase. According to this Python for Biologists book, </text:span><text:span text:style-name="T13">a method is like a </text:span><text:span text:style-name="T8">function</text:span><text:span text:style-name="T13">, but instead of being built in to the Python language, it belongs to particular </text:span><text:span text:style-name="T8">type</text:span><text:span text:style-name="T10">. Remeber, we can only use methods on the type that they belong to. </text:span></text:p>
      <text:p text:style-name="P21">my_dna = “ATGA”</text:p>
      <text:p text:style-name="P21">print (my_dna.lower()) # print my_dna in lower case</text:p>
      <text:p text:style-name="P22">=atga</text:p>
      <text:p text:style-name="P20"/>
      <text:p text:style-name="P20">BUT, </text:p>
      <text:p text:style-name="P8">my_number = len(“AGTC”)</text:p>
      <text:p text:style-name="P12"><text:span text:style-name="T3">print(my_number.lower()) <text:s text:c="4"/>#This will result in error as an attempt is being made to use the <text:tab/><text:tab/><text:tab/><text:tab/><text:tab/><text:tab/><text:tab/><text:tab/><text:tab/>string typ</text:span><text:span text:style-name="T4">e </text:span><text:span text:style-name="T3">with integers</text:span></text:p>
      <text:p text:style-name="P24">Also, </text:p>
      <text:p text:style-name="P23"><text:span text:style-name="T3">There is one more method belonging to the string type which is called as </text:span><text:span text:style-name="T6">replace.</text:span><text:span text:style-name="T3"> It takes two arguments and could be very important as explained by the example below. </text:span></text:p>
      <text:p text:style-name="P24"/>
      <text:p text:style-name="P24">IN PYTHON</text:p>
      <text:p text:style-name="P24">&gt;&gt;&gt;protein = “vlspadktnv”</text:p>
      <text:p text:style-name="P24"/>
      <text:p text:style-name="P24">&gt;&gt;&gt;print(protein.replace(“v”,”y”) <text:s text:c="2"/>#This is taking two arguments. The first one is the one being <text:tab/><text:tab/><text:tab/><text:tab/><text:tab/>replace. The second one being the one which is replacing the first argument. </text:p>
      <text:p text:style-name="P24"/>
      <text:p text:style-name="P24">Ylspadktnv<text:tab/><text:tab/><text:tab/><text:tab/><text:tab/>#This is the new product. </text:p>
      <text:p text:style-name="P9"/>
      <text:p text:style-name="P12"><text:span text:style-name="T5">5. </text:span><text:span text:style-name="T14">Extracting a part of the string:</text:span></text:p>
      <text:list xml:id="list2585628998" text:style-name="L1">
        <text:list-header>
          <text:p text:style-name="P25"/>
        </text:list-header>
      </text:list>
      <text:p text:style-name="P18">We need to understand that we start counting from zero (0). </text:p>
      <text:p text:style-name="P18">Positions are inclusive at the start, but exclusive at the end. </text:p>
      <text:p text:style-name="P18"/>
      <text:p text:style-name="P14">IN PYTHON</text:p>
      <text:p text:style-name="P14">&gt;&gt;&gt; protein = “vlspadktnv”</text:p>
      <text:p text:style-name="P14">print(protein[3:5]) <text:s text:c="12"/><text:tab/><text:tab/><text:tab/><text:tab/><text:tab/> <text:s/>#print position three to five</text:p>
      <text:p text:style-name="P15">=pa<text:tab/><text:tab/><text:tab/><text:tab/><text:tab/><text:tab/>#It starts at third position which is p and ends at fourth <text:span text:style-name="T15">a</text:span>, exclusive of <text:tab/><text:tab/><text:tab/><text:tab/><text:tab/><text:tab/>end</text:p>
      <text:p text:style-name="P14"/>
      <text:p text:style-name="P14"/>
      <text:p text:style-name="P16"><text:soft-page-break/>&gt;&gt;&gt;&gt;&gt;&gt;&gt;&gt;&gt;&gt;&gt;&gt;&gt;&gt;&gt;&gt;&gt;&gt;</text:p>
      <text:p text:style-name="P16">Counting and finding sub-strings using <text:span text:style-name="T9">“count”</text:span></text:p>
      <text:p text:style-name="P16">Also, </text:p>
      <text:p text:style-name="P16">&gt;&gt;&gt;protein = “vlspadktnv”</text:p>
      <text:p text:style-name="P16">&gt;&gt;&gt;valine_count = protein.count(‘v’)</text:p>
      <text:p text:style-name="P16">&gt;&gt;&gt;print(valine_count)</text:p>
      <text:p text:style-name="P16">2</text:p>
      <text:p text:style-name="P16"/>
      <text:p text:style-name="P16"># <text:span text:style-name="T7">Count</text:span><text:span text:style-name="T10"> keeps a tab on number of repetitions for the amino acid “valine” in our protein sequence. This is then stored in the variable called as variable_count which is printed out. </text:span></text:p>
      <text:p text:style-name="P16"><text:span text:style-name="T10">***Try to print the count for amino acid “</text:span><text:span text:style-name="T12">aspartic acid or a”</text:span></text:p>
      <text:p text:style-name="P1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Chapter 2: Reading and Writing Files </text:p>
      <text:p text:style-name="P27"/>
      <text:p text:style-name="P27"><text:tab/>Input/output of files is essential especially when we deal with DNA and protein sequencing data. Hence, this section will be about dealing with how to input and manipulate files rather than copying and pasting them from a source for our use. Let’s get started. </text:p>
      <text:p text:style-name="P27"/>
      <text:p text:style-name="P27">1. </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4:17:49.390691372</meta:creation-date>
    <dc:date>2018-12-18T17:06:34.255381974</dc:date>
    <meta:editing-duration>PT39M54S</meta:editing-duration>
    <meta:editing-cycles>12</meta:editing-cycles>
    <meta:generator>LibreOffice/6.0.7.3$Linux_X86_64 LibreOffice_project/00m0$Build-3</meta:generator>
    <meta:document-statistic meta:table-count="0" meta:image-count="0" meta:object-count="0" meta:page-count="4" meta:paragraph-count="74" meta:word-count="605" meta:character-count="3648" meta:non-whitespace-character-count="3041"/>
  </office:meta>
</office:document-meta>
</file>